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Courier" svg:font-family="Courier" style:font-family-generic="modern" style:font-pitch="fixed"/>
    <style:font-face style:name="Courier New" svg:font-family="'Courier New'"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tyle="italic" style:font-style-asian="italic" style:font-style-complex="italic"/>
    </style:style>
    <style:style style:name="P2" style:family="paragraph" style:parent-style-name="Standard">
      <style:paragraph-properties fo:text-align="center" style:justify-single-word="false"/>
      <style:text-properties fo:color="#c90016" fo:font-size="18pt" fo:background-color="transparent" style:font-size-asian="18pt" style:font-size-complex="18pt"/>
    </style:style>
    <style:style style:name="P3" style:family="paragraph" style:parent-style-name="Standard">
      <style:paragraph-properties fo:text-align="start" style:justify-single-word="false"/>
      <style:text-properties fo:color="#c90016" fo:font-size="18pt" fo:language="en" fo:country="US" style:text-underline-style="none" fo:background-color="transparent" style:font-size-asian="18pt" style:font-size-complex="18pt"/>
    </style:style>
    <style:style style:name="P4" style:family="paragraph" style:parent-style-name="Standard">
      <style:paragraph-properties fo:text-align="start" style:justify-single-word="false"/>
      <style:text-properties fo:color="#000000" fo:font-size="12pt" fo:language="en" fo:country="US" style:text-underline-style="none" fo:background-color="transparent" style:font-size-asian="12pt" style:font-size-complex="12pt"/>
    </style:style>
    <style:style style:name="P5" style:family="paragraph" style:parent-style-name="Standard">
      <style:paragraph-properties fo:text-align="start" style:justify-single-word="false"/>
      <style:text-properties fo:color="#000000" style:font-name="Courier New" fo:font-size="12pt" fo:language="en" fo:country="US" style:text-underline-style="none" fo:background-color="transparent" style:font-size-asian="12pt" style:font-size-complex="12pt"/>
    </style:style>
    <style:style style:name="P6" style:family="paragraph" style:parent-style-name="Standard">
      <style:paragraph-properties fo:text-align="start" style:justify-single-word="false"/>
      <style:text-properties fo:color="#000000" style:font-name="Courier New" fo:font-size="12pt" fo:language="en" fo:country="US" style:text-underline-style="none" fo:background-color="transparent" style:font-size-asian="12pt" style:font-size-complex="12pt"/>
    </style:style>
    <style:style style:name="P7" style:family="paragraph" style:parent-style-name="Standard">
      <style:paragraph-properties fo:text-align="start" style:justify-single-word="false"/>
      <style:text-properties fo:color="#000000" fo:font-size="12pt" fo:language="en" fo:country="US" style:text-underline-style="none"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fo:font-weight="bold" style:font-weight-asian="bold" style:font-weight-complex="bold"/>
    </style:style>
    <style:style style:name="T4" style:family="text">
      <style:text-properties style:text-position="0% 100%" fo:font-weight="bold" style:font-weight-asian="bold" style:font-weight-complex="bold"/>
    </style:style>
    <style:style style:name="T5" style:family="text">
      <style:text-properties style:text-position="0% 100%"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 B: Bob's safe box</text:p>
      <text:p text:style-name="P2"/>
      <text:p text:style-name="P4">Bob has a safe box where he keeps his pieces of gold. His safe box can hold at most <text:span text:style-name="T1">k</text:span> kilograms of gold. Bob recently won the lottery and bought a lot of different sized gold bars, which he wants to keep in his safe. Each one of <text:s/>the different <text:span text:style-name="T1">n</text:span> gold bars has a weight <text:span text:style-name="T1">w</text:span><text:span text:style-name="T3">i</text:span>. Bob wants to know what's the maximum amount of gold he can put in his safe box. He is sufficiently smart to know that gold is hard to tear apart, so he has decided to not cut any of his gold bars in smaller pieces. However, he is not sufficiently smart to resolve this problem. He has offered you a gold bar in change of a computer program that can help him.</text:p>
      <text:p text:style-name="P4"/>
      <text:p text:style-name="P3">Input</text:p>
      <text:p text:style-name="P4">The input file contains several cases. The first line in each case contains two integers: <text:s/>0 &lt; <text:span text:style-name="T1">k</text:span><text:span text:style-name="T2"> &lt; 10000, the capacity of Bob's box, and</text:span> 0 &lt; <text:span text:style-name="T1">n</text:span><text:span text:style-name="T2"> &lt; 10000, the number of gold bars Bob has. The next line contains </text:span><text:span text:style-name="T1">n</text:span><text:span text:style-name="T2"> integers separated by spaces which denote the weight <text:s/>0 &lt; </text:span><text:span text:style-name="T1">w</text:span><text:span text:style-name="T3">i</text:span><text:span text:style-name="T4"> </text:span><text:span text:style-name="T5">&lt; 10000</text:span><text:span text:style-name="T4"> </text:span><text:span text:style-name="T5">of each gold bar. The end of input is signaled by a value of 0 for </text:span><text:span text:style-name="T4">k</text:span><text:span text:style-name="T5"> and </text:span><text:span text:style-name="T4">n</text:span><text:span text:style-name="T5">, which should not be processed. There will be a blank line between cases.</text:span></text:p>
      <text:p text:style-name="P4"><text:span text:style-name="T2"/></text:p>
      <text:p text:style-name="P3">Output</text:p>
      <text:p text:style-name="P4"><text:s/>There should be exactly one line of output for each case in the input, indicating the maximum weight of gold that Bob can keep safe in his box. Output the answer in the format showed below.</text:p>
      <text:p text:style-name="P4"/>
      <text:p text:style-name="P3">Sample input</text:p>
      <text:p text:style-name="P5">10 2</text:p>
      <text:p text:style-name="P5">5 7</text:p>
      <text:p text:style-name="P5"/>
      <text:p text:style-name="P5">20 4</text:p>
      <text:p text:style-name="P5">7 14 11 13</text:p>
      <text:p text:style-name="P5"/>
      <text:p text:style-name="P5">0 0</text:p>
      <text:p text:style-name="P4"/>
      <text:p text:style-name="P3">Sample output</text:p>
      <text:p text:style-name="P5">Bob can keep at most 10 kilograms of gold. </text:p>
      <text:p text:style-name="P5">Bob can keep at most 14 kilograms of gold.</text:p>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Courier" svg:font-family="Courier" style:font-family-generic="modern" style:font-pitch="fixed"/>
    <style:font-face style:name="Courier New" svg:font-family="'Courier New'"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fo:font-size="12pt" fo:language="es" fo:country="CO"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style="italic" style:font-style-asian="italic" style:font-style-complex="italic"/>
    </style:style>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Problemsetter: Andrés Mejía-Posad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Familia</meta:initial-creator>
    <meta:creation-date>2008-01-23T22:28:43</meta:creation-date>
    <dc:creator>Familia</dc:creator>
    <dc:date>2008-03-24T02:57:06</dc:date>
    <meta:editing-cycles>5</meta:editing-cycles>
    <meta:editing-duration>PT3H56M17S</meta:editing-duration>
    <meta:user-defined meta:name="Info 1"/>
    <meta:user-defined meta:name="Info 2"/>
    <meta:user-defined meta:name="Info 3"/>
    <meta:user-defined meta:name="Info 4"/>
    <meta:document-statistic meta:table-count="0" meta:image-count="0" meta:object-count="0" meta:page-count="1" meta:paragraph-count="17" meta:word-count="292" meta:character-count="1453"/>
  </office:meta>
</office:document-meta>
</file>